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7a37" officeooo:paragraph-rsid="00197a37"/>
    </style:style>
    <style:style style:name="P2" style:family="paragraph" style:parent-style-name="Standard">
      <style:text-properties officeooo:rsid="001c3e5b" officeooo:paragraph-rsid="001c3e5b"/>
    </style:style>
    <style:style style:name="P3" style:family="paragraph" style:parent-style-name="Standard">
      <style:text-properties officeooo:rsid="001c3e5b" officeooo:paragraph-rsid="001c5626"/>
    </style:style>
    <style:style style:name="P4" style:family="paragraph" style:parent-style-name="Standard">
      <style:text-properties officeooo:rsid="001c5626" officeooo:paragraph-rsid="001c5626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c586c0" loext:opacity="100%" fo:font-size="8pt" fo:background-color="#1f1f1f" style:font-size-asian="8pt" style:font-size-complex="8pt"/>
    </style:style>
    <style:style style:name="P6" style:family="paragraph" style:parent-style-name="Standard">
      <style:text-properties fo:font-size="8pt" officeooo:rsid="001c5626" officeooo:paragraph-rsid="001c5626" fo:background-color="#1f1f1f" style:font-size-asian="8pt" style:font-size-complex="8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8pt" fo:background-color="#1f1f1f" style:font-size-asian="8pt" style:font-size-complex="8pt"/>
    </style:style>
    <style:style style:name="P8" style:family="paragraph" style:parent-style-name="Standard">
      <style:text-properties fo:font-size="8pt" officeooo:rsid="001c5626" officeooo:paragraph-rsid="001c5626" style:font-size-asian="8pt" style:font-size-complex="8pt"/>
    </style:style>
    <style:style style:name="P9" style:family="paragraph" style:parent-style-name="Standard">
      <style:text-properties officeooo:rsid="001e4dc6" officeooo:paragraph-rsid="001e4dc6"/>
    </style:style>
    <style:style style:name="P10" style:family="paragraph" style:parent-style-name="Standard">
      <style:text-properties officeooo:rsid="001f5bab" officeooo:paragraph-rsid="001f5bab"/>
    </style:style>
    <style:style style:name="P11" style:family="paragraph" style:parent-style-name="Standard" style:list-style-name="L1">
      <style:text-properties officeooo:rsid="00197a37" officeooo:paragraph-rsid="00197a37"/>
    </style:style>
    <style:style style:name="P12" style:family="paragraph" style:parent-style-name="Standard" style:list-style-name="L2">
      <style:text-properties officeooo:rsid="001b4fca" officeooo:paragraph-rsid="001b4fca"/>
    </style:style>
    <style:style style:name="P13" style:family="paragraph" style:parent-style-name="Standard" style:list-style-name="L2">
      <style:text-properties fo:font-size="8pt" officeooo:rsid="001b4fca" officeooo:paragraph-rsid="001b4fca" fo:background-color="#1f1f1f" style:font-size-asian="8pt" style:font-size-complex="8pt"/>
    </style:style>
    <style:style style:name="P14" style:family="paragraph" style:parent-style-name="Standard" style:list-style-name="L2">
      <style:text-properties fo:color="#c586c0" loext:opacity="100%" fo:font-size="8pt" officeooo:rsid="001b4fca" officeooo:paragraph-rsid="001b4fca" fo:background-color="#1f1f1f" style:font-size-asian="8pt" style:font-size-complex="8pt"/>
    </style:style>
    <style:style style:name="P15" style:family="paragraph" style:parent-style-name="Standard" style:list-style-name="L2">
      <style:text-properties officeooo:rsid="001b4fca" officeooo:paragraph-rsid="001b4fca" fo:background-color="#1f1f1f"/>
    </style:style>
    <style:style style:name="P16" style:family="paragraph" style:parent-style-name="Standard">
      <style:text-properties fo:font-weight="bold" officeooo:rsid="001fe872" officeooo:paragraph-rsid="001fe872" style:font-weight-asian="bold" style:font-weight-complex="bold"/>
    </style:style>
    <style:style style:name="P17" style:family="paragraph" style:parent-style-name="Standard">
      <style:text-properties fo:font-weight="bold" officeooo:rsid="0021bb2a" officeooo:paragraph-rsid="0021bb2a" style:font-weight-asian="bold" style:font-weight-complex="bold"/>
    </style:style>
    <style:style style:name="P18" style:family="paragraph" style:parent-style-name="Standard">
      <style:text-properties fo:font-weight="bold" officeooo:rsid="0022dddb" officeooo:paragraph-rsid="0022dddb" style:font-weight-asian="bold" style:font-weight-complex="bold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fo:font-size="8pt" style:font-size-asian="8pt" style:font-size-complex="8pt"/>
    </style:style>
    <style:style style:name="T3" style:family="text">
      <style:text-properties fo:color="#c586c0" loext:opacity="100%"/>
    </style:style>
    <style:style style:name="T4" style:family="text">
      <style:text-properties fo:color="#c586c0" loext:opacity="100%" fo:font-size="8pt" style:font-size-asian="8pt" style:font-size-complex="8pt"/>
    </style:style>
    <style:style style:name="T5" style:family="text">
      <style:text-properties fo:color="#4fc1ff" loext:opacity="100%"/>
    </style:style>
    <style:style style:name="T6" style:family="text">
      <style:text-properties fo:color="#4fc1ff" loext:opacity="100%" fo:font-size="8pt" style:font-size-asian="8pt" style:font-size-complex="8pt"/>
    </style:style>
    <style:style style:name="T7" style:family="text">
      <style:text-properties officeooo:rsid="001c5626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2ddc3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things I had to do to compile for pico 2</text:p>
      <text:p text:style-name="P1"/>
      <text:list text:style-name="L1">
        <text:list-item>
          <text:p text:style-name="P11">Renamed the f:\dev\tools\pico-sdk-master directory</text:p>
        </text:list-item>
        <text:list-item>
          <text:p text:style-name="P11">Cloned the pico-sdk master from the Raspberry Pi GitHub site</text:p>
        </text:list-item>
        <text:list-item>
          <text:p text:style-name="P11">In CmakeLists.txt added the PICO Board type:</text:p>
          <text:list>
            <text:list-item>
              <text:p text:style-name="P11">set(PICO_BOARD pico)</text:p>
            </text:list-item>
          </text:list>
        </text:list-item>
        <text:list-item>
          <text:p text:style-name="P11">in parrot_main.c I needed to add include hardware/clocks.h</text:p>
          <text:list>
            <text:list-item>
              <text:p text:style-name="P11">This is because set_sys_clock_khz has been moved</text:p>
            </text:list-item>
          </text:list>
        </text:list-item>
        <text:list-item>
          <text:p text:style-name="P11">Delete the entire contents of the \build directory</text:p>
        </text:list-item>
      </text:list>
      <text:p text:style-name="P1"/>
      <text:p text:style-name="P1">Those changes enabled me to recompile for pico1 / rp2040</text:p>
      <text:p text:style-name="P1"/>
      <text:p text:style-name="P1">When I changed the board type to pico2 it initially failed in the function alarm_in_us </text:p>
      <text:p text:style-name="P1"/>
      <text:list text:style-name="L2">
        <text:list-item>
          <text:p text:style-name="P12">Changed <text:span text:style-name="T8"/></text:p>
          <text:list>
            <text:list-item>
              <text:p text:style-name="P13"><text:span text:style-name="T3">#define</text:span><text:span text:style-name="T1"> ALARM_IRQ </text:span><text:span text:style-name="T5">TIMER_IRQ_1</text:span></text:p>
            </text:list-item>
            <text:list-item>
              <text:p text:style-name="P14">to</text:p>
            </text:list-item>
            <text:list-item>
              <text:p text:style-name="P15"><text:span text:style-name="T4">#define</text:span><text:span text:style-name="T2"> ALARM_IRQ </text:span><text:span text:style-name="T6">TIMER1_IRQ</text:span><text:span text:style-name="T5">_1</text:span></text:p>
            </text:list-item>
          </text:list>
        </text:list-item>
      </text:list>
      <text:p text:style-name="P2"/>
      <text:p text:style-name="P4">To avoid problems in the future I added an #if to parrot.h</text:p>
      <text:p text:style-name="P4"/>
      <text:p text:style-name="P6"><text:span text:style-name="T3">#if</text:span><text:span text:style-name="T1"> PICO_RP2040</text:span></text:p>
      <text:p text:style-name="P7"><text:span text:style-name="T1">    </text:span><text:span text:style-name="T3">#define</text:span><text:span text:style-name="T1"> ALARM_IRQ TIMER_IRQ_1</text:span></text:p>
      <text:p text:style-name="P7"><text:span text:style-name="T3">#elif</text:span><text:span text:style-name="T1"> PICO_RP2350</text:span></text:p>
      <text:p text:style-name="P7"><text:span text:style-name="T1">    </text:span><text:span text:style-name="T3">#define</text:span><text:span text:style-name="T1"> ALARM_IRQ </text:span><text:span text:style-name="T5">TIMER1_IRQ_1</text:span></text:p>
      <text:p text:style-name="P5">#endif</text:p>
      <text:p text:style-name="P8"/>
      <text:p text:style-name="P3">It then compiled OK, and the board booted, <text:span text:style-name="T7">and I can use the PICO_BOARD setting in CMakeLists.txt to switch between the board types.</text:span> </text:p>
      <text:p text:style-name="P3"/>
      <text:p text:style-name="P3"><text:span text:style-name="T7">During initial testing, s</text:span>ome functions do appear to work – eg the Audio in and out seem OK, as does the ext_clock input, though I am not getting any delayed signal at all, which makes me think that the PSRAM isn’t functioning.</text:p>
      <text:p text:style-name="P2"/>
      <text:p text:style-name="P9">Checked on Ian Scott’s GitHub, and there was a discussion that pointed to a missing gpio init in psram_spi.pio</text:p>
      <text:p text:style-name="P9"/>
      <text:p text:style-name="P9"><text:s text:c="4"/>pio_gpio_init(pio, pin_miso);</text:p>
      <text:p text:style-name="P9"/>
      <text:p text:style-name="P10">This gets it *much* closer to working, though I’m not convinced about things like the switches.</text:p>
      <text:p text:style-name="P2"/>
      <text:p text:style-name="P2">The wet/dry balance pot is altering the volume of the dry signal, so the ADC seems to be OK.</text:p>
      <text:p text:style-name="P2"/>
      <text:p text:style-name="P2">Definitely some detailed hardware testing required, and I need to build a hardware test harness, <text:span text:style-name="T7">but the initial steps are quite encouraging.</text:span></text:p>
      <text:p text:style-name="P2"/>
      <text:p text:style-name="P16">Testing results</text:p>
      <text:p text:style-name="P16"><text:span text:style-name="T9"/></text:p>
      <text:p text:style-name="P16"><text:span text:style-name="T9">The * / - switch doesn’t work. Presumably due to the pull-down bug. I am pulling it up to +3.3v, so using the internal pull-down resistor. Safest approach would be to use internal pull-up, and switch to GND</text:span></text:p>
      <text:p text:style-name="P16"><text:span text:style-name="T9"/></text:p>
      <text:p text:style-name="P17"><text:span text:style-name="T9">8-Way rotary switch with BCD Encoder works fine, and no internasl pull-up or -down resistors required</text:span></text:p>
      <text:p text:style-name="P17"><text:span text:style-name="T9"/></text:p>
      <text:p text:style-name="P17"><text:soft-page-break/><text:span text:style-name="T9">Sync / Free switch switches to Ground * works fine (though could do with a de-bounce</text:span></text:p>
      <text:p text:style-name="P17"><text:span text:style-name="T9"/></text:p>
      <text:p text:style-name="P17"><text:span text:style-name="T9">Algorithm falls foul of the GPIO Bug, but I’m considering an 8-Way algorithm switch anyway so it’ll get fixed via that. </text:span><text:span text:style-name="T10">For testing purposes I added external 4k7 pull-down resistors, which fixed the Algorithm switch for testing purposes.</text:span></text:p>
      <text:p text:style-name="P17"><text:span text:style-name="T10"/></text:p>
      <text:p text:style-name="P18"><text:span text:style-name="T9">Feedback and </text:span><text:span text:style-name="T10">C</text:span><text:span text:style-name="T9">lock speed pots are wired back to front, though that is simply one instruction to reverse them in code, so not important.</text:span></text:p>
      <text:p text:style-name="P17"><text:span text:style-name="T9"/></text:p>
      <text:p text:style-name="P17"><text:span text:style-name="T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0T09:41:53.621000000</meta:creation-date>
    <dc:date>2024-12-21T21:49:32.876000000</dc:date>
    <meta:editing-duration>PT5H18M5S</meta:editing-duration>
    <meta:editing-cycles>5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33" meta:word-count="400" meta:character-count="2368" meta:non-whitespace-character-count="1996"/>
  </office:meta>
</office:document-meta>
</file>